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13cm"/>
    </style:style>
    <style:style style:name="co2" style:family="table-column">
      <style:table-column-properties fo:break-before="auto" style:column-width="2.341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875cm"/>
    </style:style>
    <style:style style:name="co6" style:family="table-column">
      <style:table-column-properties fo:break-before="auto" style:column-width="3.979cm"/>
    </style:style>
    <style:style style:name="co7" style:family="table-column">
      <style:table-column-properties fo:break-before="auto" style:column-width="3.538cm"/>
    </style:style>
    <style:style style:name="co8" style:family="table-column">
      <style:table-column-properties fo:break-before="auto" style:column-width="3.14cm"/>
    </style:style>
    <style:style style:name="co9" style:family="table-column">
      <style:table-column-properties fo:break-before="auto" style:column-width="3.085cm"/>
    </style:style>
    <style:style style:name="co10" style:family="table-column">
      <style:table-column-properties fo:break-before="auto" style:column-width="2.459cm"/>
    </style:style>
    <style:style style:name="co11" style:family="table-column">
      <style:table-column-properties fo:break-before="auto" style:column-width="3.059cm"/>
    </style:style>
    <style:style style:name="co12" style:family="table-column">
      <style:table-column-properties fo:break-before="auto" style:column-width="3.166cm"/>
    </style:style>
    <style:style style:name="co13" style:family="table-column">
      <style:table-column-properties fo:break-before="auto" style:column-width="4.588cm"/>
    </style:style>
    <style:style style:name="co14" style:family="table-column">
      <style:table-column-properties fo:break-before="auto" style:column-width="4.036cm"/>
    </style:style>
    <style:style style:name="co15" style:family="table-column">
      <style:table-column-properties fo:break-before="auto" style:column-width="3.925cm"/>
    </style:style>
    <style:style style:name="co16" style:family="table-column">
      <style:table-column-properties fo:break-before="auto" style:column-width="3.621cm"/>
    </style:style>
    <style:style style:name="co17" style:family="table-column">
      <style:table-column-properties fo:break-before="auto" style:column-width="4.893cm"/>
    </style:style>
    <style:style style:name="co18" style:family="table-column">
      <style:table-column-properties fo:break-before="auto" style:column-width="4.699cm"/>
    </style:style>
    <style:style style:name="co19" style:family="table-column">
      <style:table-column-properties fo:break-before="auto" style:column-width="3.344cm"/>
    </style:style>
    <style:style style:name="co20" style:family="table-column">
      <style:table-column-properties fo:break-before="auto" style:column-width="5.1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7" style:family="table-cell" style:parent-style-name="Default" style:data-style-name="N99"/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none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Refined Info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20" table:default-cell-style-name="Default"/>
        <table:table-row table:style-name="ro1">
          <table:table-cell/>
          <table:table-cell table:style-name="ce1" office:value-type="string" calcext:value-type="string">
            <text:p>success rate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Nodes succ</text:p>
          </table:table-cell>
          <table:table-cell table:style-name="ce1" office:value-type="string" calcext:value-type="string">
            <text:p>Timeout rate</text:p>
          </table:table-cell>
          <table:table-cell table:style-name="ce1" office:value-type="string" calcext:value-type="string">
            <text:p>Nodes timeou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* Self-reference</text:p>
          </table:table-cell>
          <table:table-cell table:formula="of:=['General Raw Data'.C2]/['General Raw Data'.B2]" office:value-type="float" office:value="0.376237623762376" calcext:value-type="float">
            <text:p>0,3762376238</text:p>
          </table:table-cell>
          <table:table-cell table:formula="of:=['General Raw Data'.D2]" office:value-type="float" office:value="31.9736842105263" calcext:value-type="float">
            <text:p>31,9736842105</text:p>
          </table:table-cell>
          <table:table-cell table:formula="of:=['General Raw Data'.E2]" office:value-type="float" office:value="46112.8157894737" calcext:value-type="float">
            <text:p>46112,8157894737</text:p>
          </table:table-cell>
          <table:table-cell table:formula="of:=['General Raw Data'.F2]/['General Raw Data'.B2]" office:value-type="float" office:value="0.623762376237624" calcext:value-type="float">
            <text:p>0,6237623762</text:p>
          </table:table-cell>
          <table:table-cell table:formula="of:=['General Raw Data'.H2]" office:value-type="float" office:value="675794.777777778" calcext:value-type="float">
            <text:p>675794,7777777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* Most Common</text:p>
          </table:table-cell>
          <table:table-cell table:formula="of:=['General Raw Data'.J2]/['General Raw Data'.I2]" office:value-type="float" office:value="0.643564356435644" calcext:value-type="float">
            <text:p>0,6435643564</text:p>
          </table:table-cell>
          <table:table-cell table:formula="of:=['General Raw Data'.K2]" office:value-type="float" office:value="29.7384615384615" calcext:value-type="float">
            <text:p>29,7384615385</text:p>
          </table:table-cell>
          <table:table-cell table:formula="of:=['General Raw Data'.L2]" office:value-type="float" office:value="52547.6769230769" calcext:value-type="float">
            <text:p>52547,6769230769</text:p>
          </table:table-cell>
          <table:table-cell table:formula="of:=['General Raw Data'.M2]/['General Raw Data'.I2]" office:value-type="float" office:value="0.356435643564356" calcext:value-type="float">
            <text:p>0,3564356436</text:p>
          </table:table-cell>
          <table:table-cell table:formula="of:=['General Raw Data'.O2]" office:value-type="float" office:value="568845.138888889" calcext:value-type="float">
            <text:p>568845,1388888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st-First Self</text:p>
          </table:table-cell>
          <table:table-cell table:formula="of:=['General Raw Data'.Q2]/['General Raw Data'.P2]" office:value-type="string" office:string-value="" calcext:value-type="error">
            <text:p>#DIV/0!</text:p>
          </table:table-cell>
          <table:table-cell table:formula="of:=['General Raw Data'.R2]" office:value-type="string" office:string-value="" calcext:value-type="error">
            <text:p>#DIV/0!</text:p>
          </table:table-cell>
          <table:table-cell table:formula="of:=['General Raw Data'.S2]" office:value-type="string" office:string-value="" calcext:value-type="error">
            <text:p>#DIV/0!</text:p>
          </table:table-cell>
          <table:table-cell table:formula="of:=['General Raw Data'.T2]/['General Raw Data'.P2]" office:value-type="string" office:string-value="" calcext:value-type="error">
            <text:p>#DIV/0!</text:p>
          </table:table-cell>
          <table:table-cell table:formula="of:=['General Raw Data'.V2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st-First Most</text:p>
          </table:table-cell>
          <table:table-cell table:formula="of:=['General Raw Data'.X2]/['General Raw Data'.W2]" office:value-type="string" office:string-value="" calcext:value-type="error">
            <text:p>#DIV/0!</text:p>
          </table:table-cell>
          <table:table-cell table:formula="of:=['General Raw Data'.Y2]" office:value-type="string" office:string-value="" calcext:value-type="error">
            <text:p>#DIV/0!</text:p>
          </table:table-cell>
          <table:table-cell table:formula="of:=['General Raw Data'.Z2]" office:value-type="string" office:string-value="" calcext:value-type="error">
            <text:p>#DIV/0!</text:p>
          </table:table-cell>
          <table:table-cell table:formula="of:=['General Raw Data'.AA2]/['General Raw Data'.W2]" office:value-type="string" office:string-value="" calcext:value-type="error">
            <text:p>#DIV/0!</text:p>
          </table:table-cell>
          <table:table-cell table:formula="of:=['General Raw Data'.AC2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1"/>
          <table:table-cell table:number-columns-repeated="1018"/>
        </table:table-row>
        <table:table-row table:style-name="ro1">
          <table:table-cell table:number-columns-repeated="5"/>
          <table:table-cell table:style-name="ce1" table:number-columns-repeated="3"/>
          <table:table-cell table:number-columns-repeated="1016"/>
        </table:table-row>
      </table:table>
      <table:table table:name="General Raw Data" table:style-name="ta1"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4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Total Runs</text:p>
          </table:table-cell>
          <table:table-cell table:style-name="ce1" office:value-type="string" calcext:value-type="string">
            <text:p>Total A* Self</text:p>
          </table:table-cell>
          <table:table-cell table:style-name="ce1" office:value-type="string" calcext:value-type="string">
            <text:p>A* Self Success</text:p>
          </table:table-cell>
          <table:table-cell table:style-name="ce1" office:value-type="string" calcext:value-type="string">
            <text:p>A* Self Success Runtime</text:p>
          </table:table-cell>
          <table:table-cell table:style-name="ce1" office:value-type="string" calcext:value-type="string">
            <text:p>A* Self Success Nodes</text:p>
          </table:table-cell>
          <table:table-cell table:style-name="ce1" office:value-type="string" calcext:value-type="string">
            <text:p>A* Self Timeout</text:p>
          </table:table-cell>
          <table:table-cell table:style-name="ce1" office:value-type="string" calcext:value-type="string">
            <text:p>A* Self Timeout Runtime</text:p>
          </table:table-cell>
          <table:table-cell table:style-name="ce4" office:value-type="string" calcext:value-type="string">
            <text:p>A* Self Timeout Nodes</text:p>
          </table:table-cell>
          <table:table-cell table:style-name="ce5" office:value-type="string" calcext:value-type="string">
            <text:p>Total A* Most</text:p>
          </table:table-cell>
          <table:table-cell table:style-name="ce8" office:value-type="string" calcext:value-type="string">
            <text:p>A* Most Success</text:p>
          </table:table-cell>
          <table:table-cell table:style-name="ce1" office:value-type="string" calcext:value-type="string">
            <text:p>A* Most Success Runtime</text:p>
          </table:table-cell>
          <table:table-cell table:style-name="ce1" office:value-type="string" calcext:value-type="string">
            <text:p>A* Most Success Nodes</text:p>
          </table:table-cell>
          <table:table-cell table:style-name="ce1" office:value-type="string" calcext:value-type="string">
            <text:p>A* Most Timeout</text:p>
          </table:table-cell>
          <table:table-cell table:style-name="ce1" office:value-type="string" calcext:value-type="string">
            <text:p>A* Most Success Runtime</text:p>
          </table:table-cell>
          <table:table-cell table:style-name="ce1" office:value-type="string" calcext:value-type="string">
            <text:p>A* Most Success Nodes</text:p>
          </table:table-cell>
          <table:table-cell table:style-name="ce1" office:value-type="string" calcext:value-type="string">
            <text:p>Total Greedy Self</text:p>
          </table:table-cell>
          <table:table-cell table:style-name="ce1" office:value-type="string" calcext:value-type="string">
            <text:p>Greedy Self Success</text:p>
          </table:table-cell>
          <table:table-cell table:style-name="ce1" office:value-type="string" calcext:value-type="string">
            <text:p>Greedy Self Success Runtime</text:p>
          </table:table-cell>
          <table:table-cell table:style-name="ce1" office:value-type="string" calcext:value-type="string">
            <text:p>Greedy Self Success Nodes</text:p>
          </table:table-cell>
          <table:table-cell table:style-name="ce1" office:value-type="string" calcext:value-type="string">
            <text:p>Greedy Self Timeout</text:p>
          </table:table-cell>
          <table:table-cell table:style-name="ce1" office:value-type="string" calcext:value-type="string">
            <text:p>Greedy Self Timeout Runtime</text:p>
          </table:table-cell>
          <table:table-cell table:style-name="ce4" office:value-type="string" calcext:value-type="string">
            <text:p>Greedy Self Timeout Nodes</text:p>
          </table:table-cell>
          <table:table-cell table:style-name="ce5" office:value-type="string" calcext:value-type="string">
            <text:p>Total Greedy Most</text:p>
          </table:table-cell>
          <table:table-cell table:style-name="ce8" office:value-type="string" calcext:value-type="string">
            <text:p>Greedy Most Success</text:p>
          </table:table-cell>
          <table:table-cell table:style-name="ce1" office:value-type="string" calcext:value-type="string">
            <text:p>Greedy Most Success Runtime</text:p>
          </table:table-cell>
          <table:table-cell table:style-name="ce1" office:value-type="string" calcext:value-type="string">
            <text:p>Greedy Most Success Nodes</text:p>
          </table:table-cell>
          <table:table-cell table:style-name="ce1" office:value-type="string" calcext:value-type="string">
            <text:p>Greedy Most Timeout</text:p>
          </table:table-cell>
          <table:table-cell table:style-name="ce1" office:value-type="string" calcext:value-type="string">
            <text:p>Greedy Most Success Runtime</text:p>
          </table:table-cell>
          <table:table-cell table:style-name="ce1" office:value-type="string" calcext:value-type="string">
            <text:p>Greedy Most Success Nodes</text:p>
          </table:table-cell>
        </table:table-row>
        <table:table-row table:style-name="ro1">
          <table:table-cell table:style-name="ce2" table:formula="of:=COUNT([.A5:.A408])" office:value-type="float" office:value="404" calcext:value-type="float">
            <text:p>404</text:p>
          </table:table-cell>
          <table:table-cell table:style-name="ce3" table:formula="of:=COUNTIFS([.$B$5:.$B$408];&quot;A star&quot;;[.$C$5:.$C$408];&quot;=Self&quot;)" office:value-type="float" office:value="101" calcext:value-type="float">
            <text:p>101</text:p>
          </table:table-cell>
          <table:table-cell table:style-name="ce3" table:formula="of:=COUNTIFS([.$B$5:.$B$408];&quot;A star&quot;;[.$C$5:.$C$408];&quot;=Self&quot;;[.$D$5:.$D$408];&quot;=SUCCESS&quot;)" office:value-type="float" office:value="38" calcext:value-type="float">
            <text:p>38</text:p>
          </table:table-cell>
          <table:table-cell table:style-name="ce3" table:formula="of:=AVERAGEIFS([.$F$5:.$F$408];[.$B$5:.$B$408];&quot;=A star&quot;;[.$C$5:.$C$408];&quot;=Self&quot;;[.$D$5:.$D$408];&quot;=SUCCESS&quot;)" office:value-type="float" office:value="31.9736842105263" calcext:value-type="float">
            <text:p>31,9736842105</text:p>
          </table:table-cell>
          <table:table-cell table:style-name="ce2" table:formula="of:=AVERAGEIFS([.$E$5:.$E$408];[.$B$5:.$B$408];&quot;=A star&quot;;[.$C$5:.$C$408];&quot;=Self&quot;;[.$D$5:.$D$408];&quot;=SUCCESS&quot;)" office:value-type="float" office:value="46112.8157894737" calcext:value-type="float">
            <text:p>46112,8157894737</text:p>
          </table:table-cell>
          <table:table-cell table:style-name="ce2" table:formula="of:=COUNTIFS([.$B$5:.$B$408];&quot;A star&quot;;[.$C$5:.$C$408];&quot;=Self&quot;;[.$D$5:.$D$408];&quot;=TIMEOUT&quot;)" office:value-type="float" office:value="63" calcext:value-type="float">
            <text:p>63</text:p>
          </table:table-cell>
          <table:table-cell table:style-name="ce2" table:formula="of:=AVERAGEIFS([.$F$5:.$F$408];[.$B$5:.$B$408];&quot;=A star&quot;;[.$C$5:.$C$408];&quot;=Self&quot;;[.$D$5:.$D$408];&quot;=TIMEOUT&quot;)" office:value-type="float" office:value="902.412698412699" calcext:value-type="float">
            <text:p>902,4126984127</text:p>
          </table:table-cell>
          <table:table-cell table:style-name="ce2" table:formula="of:=AVERAGEIFS([.$E$5:.$E$408];[.$B$5:.$B$408];&quot;=A star&quot;;[.$C$5:.$C$408];&quot;=Self&quot;;[.$D$5:.$D$408];&quot;=TIMEOUT&quot;)" office:value-type="float" office:value="675794.777777778" calcext:value-type="float">
            <text:p>675794,777777778</text:p>
          </table:table-cell>
          <table:table-cell table:style-name="ce6" table:formula="of:=COUNTIFS([.$B$5:.$B$408];&quot;A star&quot;;[.$C$5:.$C$408];&quot;=Most&quot;)" office:value-type="float" office:value="101" calcext:value-type="float">
            <text:p>101</text:p>
          </table:table-cell>
          <table:table-cell table:style-name="ce9" table:formula="of:=COUNTIFS([.$B$5:.$B$408];&quot;A star&quot;;[.$C$5:.$C$408];&quot;=Most&quot;;[.$D$5:.$D$408];&quot;=SUCCESS&quot;)" office:value-type="float" office:value="65" calcext:value-type="float">
            <text:p>65</text:p>
          </table:table-cell>
          <table:table-cell table:style-name="ce3" table:formula="of:=AVERAGEIFS([.$F$5:.$F$408];[.$B$5:.$B$408];&quot;=A star&quot;;[.$C$5:.$C$408];&quot;=Most&quot;;[.$D$5:.$D$408];&quot;=SUCCESS&quot;)" office:value-type="float" office:value="29.7384615384615" calcext:value-type="float">
            <text:p>29,7384615385</text:p>
          </table:table-cell>
          <table:table-cell table:style-name="ce2" table:formula="of:=AVERAGEIFS([.$E$5:.$E$408];[.$B$5:.$B$408];&quot;=A star&quot;;[.$C$5:.$C$408];&quot;=Most&quot;;[.$D$5:.$D$408];&quot;=SUCCESS&quot;)" office:value-type="float" office:value="52547.6769230769" calcext:value-type="float">
            <text:p>52547,6769230769</text:p>
          </table:table-cell>
          <table:table-cell table:style-name="ce3" table:formula="of:=COUNTIFS([.$B$5:.$B$408];&quot;A star&quot;;[.$C$5:.$C$408];&quot;=Most&quot;;[.$D$5:.$D$408];&quot;=TIMEOUT&quot;)" office:value-type="float" office:value="36" calcext:value-type="float">
            <text:p>36</text:p>
          </table:table-cell>
          <table:table-cell table:style-name="ce3" table:formula="of:=AVERAGEIFS([.$F$5:.$F$408];[.$B$5:.$B$408];&quot;=A star&quot;;[.$C$5:.$C$408];&quot;=Most&quot;;[.$D$5:.$D$408];&quot;=TIMEOUT&quot;)" office:value-type="float" office:value="902.222222222222" calcext:value-type="float">
            <text:p>902,2222222222</text:p>
          </table:table-cell>
          <table:table-cell table:style-name="ce2" table:formula="of:=AVERAGEIFS([.$E$5:.$E$408];[.$B$5:.$B$408];&quot;=A star&quot;;[.$C$5:.$C$408];&quot;=Most&quot;;[.$D$5:.$D$408];&quot;=TIMEOUT&quot;)" office:value-type="float" office:value="568845.138888889" calcext:value-type="float">
            <text:p>568845,138888889</text:p>
          </table:table-cell>
          <table:table-cell table:style-name="ce3" table:formula="of:=COUNTIFS([.$B$5:.$B$408];&quot;Greedy&quot;;[.$C$5:.$C$408];&quot;=Self&quot;)" office:value-type="float" office:value="0" calcext:value-type="float">
            <text:p>0</text:p>
          </table:table-cell>
          <table:table-cell table:style-name="ce3" table:formula="of:=COUNTIFS([.$B$5:.$B$408];&quot;Greedy&quot;;[.$C$5:.$C$408];&quot;=Self&quot;;[.$D$5:.$D$408];&quot;=SUCCESS&quot;)" office:value-type="float" office:value="0" calcext:value-type="float">
            <text:p>0</text:p>
          </table:table-cell>
          <table:table-cell table:style-name="ce3" table:formula="of:=AVERAGEIFS([.$F$5:.$F$408];[.$B$5:.$B$408];&quot;=Greedy&quot;;[.$C$5:.$C$408];&quot;=Self&quot;;[.$D$5:.$D$408];&quot;=SUCCESS&quot;)" office:value-type="string" office:string-value="" calcext:value-type="error">
            <text:p>#DIV/0!</text:p>
          </table:table-cell>
          <table:table-cell table:style-name="ce2" table:formula="of:=AVERAGEIFS([.$E$5:.$E$408];[.$B$5:.$B$408];&quot;=Greedy&quot;;[.$C$5:.$C$408];&quot;=Self&quot;;[.$D$5:.$D$408];&quot;=SUCCESS&quot;)" office:value-type="string" office:string-value="" calcext:value-type="error">
            <text:p>#DIV/0!</text:p>
          </table:table-cell>
          <table:table-cell table:style-name="ce2" table:formula="of:=COUNTIFS([.$B$5:.$B$408];&quot;Greedy&quot;;[.$C$5:.$C$408];&quot;=Self&quot;;[.$D$5:.$D$408];&quot;=TIMEOUT&quot;)" office:value-type="float" office:value="0" calcext:value-type="float">
            <text:p>0</text:p>
          </table:table-cell>
          <table:table-cell table:style-name="ce2" table:formula="of:=AVERAGEIFS([.$F$5:.$F$408];[.$B$5:.$B$408];&quot;Greedy&quot;;[.$C$5:.$C$408];&quot;=Self&quot;;[.$D$5:.$D$408];&quot;=TIMEOUT&quot;)" office:value-type="string" office:string-value="" calcext:value-type="error">
            <text:p>#DIV/0!</text:p>
          </table:table-cell>
          <table:table-cell table:style-name="ce2" table:formula="of:=AVERAGEIFS([.$E$5:.$E$408];[.$B$5:.$B$408];&quot;Greedy&quot;;[.$C$5:.$C$408];&quot;=Self&quot;;[.$D$5:.$D$408];&quot;=TIMEOUT&quot;)" office:value-type="string" office:string-value="" calcext:value-type="error">
            <text:p>#DIV/0!</text:p>
          </table:table-cell>
          <table:table-cell table:style-name="ce6" table:formula="of:=COUNTIFS([.$B$5:.$B$408];&quot;Greedy&quot;;[.$C$5:.$C$408];&quot;=Most&quot;)" office:value-type="float" office:value="0" calcext:value-type="float">
            <text:p>0</text:p>
          </table:table-cell>
          <table:table-cell table:style-name="ce9" table:formula="of:=COUNTIFS([.$B$5:.$B$408];&quot;Greedy&quot;;[.$C$5:.$C$408];&quot;=Most&quot;;[.$D$5:.$D$408];&quot;=SUCCESS&quot;)" office:value-type="float" office:value="0" calcext:value-type="float">
            <text:p>0</text:p>
          </table:table-cell>
          <table:table-cell table:style-name="ce3" table:formula="of:=AVERAGEIFS([.$F$5:.$F$408];[.$B$5:.$B$408];&quot;Greedy&quot;;[.$C$5:.$C$408];&quot;=Most&quot;;[.$D$5:.$D$408];&quot;=SUCCESS&quot;)" office:value-type="string" office:string-value="" calcext:value-type="error">
            <text:p>#DIV/0!</text:p>
          </table:table-cell>
          <table:table-cell table:style-name="ce2" table:formula="of:=AVERAGEIFS([.$E$5:.$E$408];[.$B$5:.$B$408];&quot;Greedy&quot;;[.$C$5:.$C$408];&quot;=Most&quot;;[.$D$5:.$D$408];&quot;=SUCCESS&quot;)" office:value-type="string" office:string-value="" calcext:value-type="error">
            <text:p>#DIV/0!</text:p>
          </table:table-cell>
          <table:table-cell table:style-name="ce3" table:formula="of:=COUNTIFS([.$B$5:.$B$408];&quot;Greedy&quot;;[.$C$5:.$C$408];&quot;=Most&quot;;[.$D$5:.$D$408];&quot;=TIMEOUT&quot;)" office:value-type="float" office:value="0" calcext:value-type="float">
            <text:p>0</text:p>
          </table:table-cell>
          <table:table-cell table:style-name="ce3" table:formula="of:=AVERAGEIFS([.$F$5:.$F$408];[.$B$5:.$B$408];&quot;Greedy&quot;;[.$C$5:.$C$408];&quot;=Most&quot;;[.$D$5:.$D$408];&quot;=TIMEOUT&quot;)" office:value-type="string" office:string-value="" calcext:value-type="error">
            <text:p>#DIV/0!</text:p>
          </table:table-cell>
          <table:table-cell table:style-name="ce2" table:formula="of:=AVERAGEIFS([.$E$5:.$E$408];[.$B$5:.$B$408];&quot;Greedy&quot;;[.$C$5:.$C$408];&quot;=Most&quot;;[.$D$5:.$D$408];&quot;=TIMEOUT&quot;)" office:value-type="string" office:string-value="" calcext:value-type="error">
            <text:p>#DIV/0!</text:p>
          </table:table-cell>
        </table:table-row>
        <table:table-row table:style-name="ro1">
          <table:table-cell table:style-name="ce1" table:number-columns-repeated="6"/>
          <table:table-cell table:number-columns-repeated="2"/>
          <table:table-cell table:style-name="ce1"/>
          <table:table-cell table:number-columns-repeated="20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ase</text:p>
          </table:table-cell>
          <table:table-cell table:style-name="ce1" office:value-type="string" calcext:value-type="string">
            <text:p>Nodes</text:p>
          </table:table-cell>
          <table:table-cell table:style-name="ce1" office:value-type="string" calcext:value-type="string">
            <text:p>Time</text:p>
          </table:table-cell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30273" calcext:value-type="float">
            <text:p>230273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48849" calcext:value-type="float">
            <text:p>248849</text:p>
          </table:table-cell>
          <table:table-cell office:value-type="float" office:value="901" calcext:value-type="float">
            <text:p>901</text:p>
          </table:table-cell>
          <table:table-cell table:number-columns-repeated="2"/>
          <table:table-cell table:style-name="ce7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7920" calcext:value-type="float">
            <text:p>7920</text:p>
          </table:table-cell>
          <table:table-cell office:value-type="float" office:value="41" calcext:value-type="float">
            <text:p>41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56732" calcext:value-type="float">
            <text:p>256732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99" calcext:value-type="float">
            <text:p>199</text:p>
          </table:table-cell>
          <table:table-cell office:value-type="float" office:value="17" calcext:value-type="float">
            <text:p>17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75240" calcext:value-type="float">
            <text:p>175240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65987" calcext:value-type="float">
            <text:p>265987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82576" calcext:value-type="float">
            <text:p>282576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308874" calcext:value-type="float">
            <text:p>308874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320826" calcext:value-type="float">
            <text:p>320826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08432" calcext:value-type="float">
            <text:p>208432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09057" calcext:value-type="float">
            <text:p>209057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47989" calcext:value-type="float">
            <text:p>247989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87031" calcext:value-type="float">
            <text:p>287031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345250" calcext:value-type="float">
            <text:p>345250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44174" calcext:value-type="float">
            <text:p>244174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74550" calcext:value-type="float">
            <text:p>274550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381786" calcext:value-type="float">
            <text:p>381786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9102" calcext:value-type="float">
            <text:p>9102</text:p>
          </table:table-cell>
          <table:table-cell office:value-type="float" office:value="16" calcext:value-type="float">
            <text:p>16</text:p>
          </table:table-cell>
          <table:table-cell table:number-columns-repeated="2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324512" calcext:value-type="float">
            <text:p>324512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496" calcext:value-type="float">
            <text:p>496</text:p>
          </table:table-cell>
          <table:table-cell office:value-type="float" office:value="11" calcext:value-type="float">
            <text:p>11</text:p>
          </table:table-cell>
          <table:table-cell table:number-columns-repeated="2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05243" calcext:value-type="float">
            <text:p>205243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16960" calcext:value-type="float">
            <text:p>216960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94236" calcext:value-type="float">
            <text:p>194236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58497" calcext:value-type="float">
            <text:p>258497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324636" calcext:value-type="float">
            <text:p>324636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51574" calcext:value-type="float">
            <text:p>51574</text:p>
          </table:table-cell>
          <table:table-cell office:value-type="float" office:value="128" calcext:value-type="float">
            <text:p>128</text:p>
          </table:table-cell>
          <table:table-cell table:number-columns-repeated="2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431904" calcext:value-type="float">
            <text:p>431904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474389" calcext:value-type="float">
            <text:p>474389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407213" calcext:value-type="float">
            <text:p>407213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75512" calcext:value-type="float">
            <text:p>275512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311034" calcext:value-type="float">
            <text:p>311034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63089" calcext:value-type="float">
            <text:p>263089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98229" calcext:value-type="float">
            <text:p>98229</text:p>
          </table:table-cell>
          <table:table-cell office:value-type="float" office:value="356" calcext:value-type="float">
            <text:p>356</text:p>
          </table:table-cell>
          <table:table-cell table:number-columns-repeated="2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434739" calcext:value-type="float">
            <text:p>434739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452629" calcext:value-type="float">
            <text:p>452629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38595" calcext:value-type="float">
            <text:p>238595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62600" calcext:value-type="float">
            <text:p>262600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37922" calcext:value-type="float">
            <text:p>237922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65035" calcext:value-type="float">
            <text:p>265035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326279" calcext:value-type="float">
            <text:p>326279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357644" calcext:value-type="float">
            <text:p>357644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241" calcext:value-type="float">
            <text:p>241</text:p>
          </table:table-cell>
          <table:table-cell office:value-type="float" office:value="22" calcext:value-type="float">
            <text:p>22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640" calcext:value-type="float">
            <text:p>640</text:p>
          </table:table-cell>
          <table:table-cell office:value-type="float" office:value="15" calcext:value-type="float">
            <text:p>15</text:p>
          </table:table-cell>
          <table:table-cell table:number-columns-repeated="2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46312" calcext:value-type="float">
            <text:p>146312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49414" calcext:value-type="float">
            <text:p>249414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56841" calcext:value-type="float">
            <text:p>156841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67759" calcext:value-type="float">
            <text:p>167759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44883" calcext:value-type="float">
            <text:p>244883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69515" calcext:value-type="float">
            <text:p>69515</text:p>
          </table:table-cell>
          <table:table-cell office:value-type="float" office:value="258" calcext:value-type="float">
            <text:p>258</text:p>
          </table:table-cell>
          <table:table-cell table:number-columns-repeated="2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82091" calcext:value-type="float">
            <text:p>282091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302953" calcext:value-type="float">
            <text:p>302953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5636" calcext:value-type="float">
            <text:p>5636</text:p>
          </table:table-cell>
          <table:table-cell office:value-type="float" office:value="37" calcext:value-type="float">
            <text:p>37</text:p>
          </table:table-cell>
          <table:table-cell table:number-columns-repeated="2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5636" calcext:value-type="float">
            <text:p>5636</text:p>
          </table:table-cell>
          <table:table-cell office:value-type="float" office:value="11" calcext:value-type="float">
            <text:p>11</text:p>
          </table:table-cell>
          <table:table-cell table:number-columns-repeated="2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215" calcext:value-type="float">
            <text:p>1215</text:p>
          </table:table-cell>
          <table:table-cell office:value-type="float" office:value="15" calcext:value-type="float">
            <text:p>15</text:p>
          </table:table-cell>
          <table:table-cell table:number-columns-repeated="2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215" calcext:value-type="float">
            <text:p>1215</text:p>
          </table:table-cell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09880" calcext:value-type="float">
            <text:p>209880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42421" calcext:value-type="float">
            <text:p>242421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60561" calcext:value-type="float">
            <text:p>260561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73877" calcext:value-type="float">
            <text:p>273877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46394" calcext:value-type="float">
            <text:p>246394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589" calcext:value-type="float">
            <text:p>3589</text:p>
          </table:table-cell>
          <table:table-cell office:value-type="float" office:value="33" calcext:value-type="float">
            <text:p>33</text:p>
          </table:table-cell>
          <table:table-cell table:number-columns-repeated="2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76598" calcext:value-type="float">
            <text:p>76598</text:p>
          </table:table-cell>
          <table:table-cell office:value-type="float" office:value="206" calcext:value-type="float">
            <text:p>206</text:p>
          </table:table-cell>
          <table:table-cell table:number-columns-repeated="2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75056" calcext:value-type="float">
            <text:p>175056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779" calcext:value-type="float">
            <text:p>3779</text:p>
          </table:table-cell>
          <table:table-cell office:value-type="float" office:value="31" calcext:value-type="float">
            <text:p>31</text:p>
          </table:table-cell>
          <table:table-cell table:number-columns-repeated="2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60939" calcext:value-type="float">
            <text:p>260939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88530" calcext:value-type="float">
            <text:p>288530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73854" calcext:value-type="float">
            <text:p>173854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6504" calcext:value-type="float">
            <text:p>26504</text:p>
          </table:table-cell>
          <table:table-cell office:value-type="float" office:value="100" calcext:value-type="float">
            <text:p>100</text:p>
          </table:table-cell>
          <table:table-cell table:number-columns-repeated="2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68028" calcext:value-type="float">
            <text:p>268028</text:p>
          </table:table-cell>
          <table:table-cell office:value-type="float" office:value="902" calcext:value-type="float">
            <text:p>902</text:p>
          </table:table-cell>
          <table:table-cell table:number-columns-repeated="2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93319" calcext:value-type="float">
            <text:p>293319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71736" calcext:value-type="float">
            <text:p>171736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90661" calcext:value-type="float">
            <text:p>190661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12586" calcext:value-type="float">
            <text:p>212586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606" calcext:value-type="float">
            <text:p>606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13284" calcext:value-type="float">
            <text:p>213284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7253" calcext:value-type="float">
            <text:p>17253</text:p>
          </table:table-cell>
          <table:table-cell office:value-type="float" office:value="57" calcext:value-type="float">
            <text:p>57</text:p>
          </table:table-cell>
          <table:table-cell table:number-columns-repeated="2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302752" calcext:value-type="float">
            <text:p>302752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1139" calcext:value-type="float">
            <text:p>21139</text:p>
          </table:table-cell>
          <table:table-cell office:value-type="float" office:value="45" calcext:value-type="float">
            <text:p>45</text:p>
          </table:table-cell>
          <table:table-cell table:number-columns-repeated="2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21829" calcext:value-type="float">
            <text:p>221829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55894" calcext:value-type="float">
            <text:p>255894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40552" calcext:value-type="float">
            <text:p>240552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258483" calcext:value-type="float">
            <text:p>258483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222063" calcext:value-type="float">
            <text:p>222063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1600" calcext:value-type="float">
            <text:p>11600</text:p>
          </table:table-cell>
          <table:table-cell office:value-type="float" office:value="51" calcext:value-type="float">
            <text:p>51</text:p>
          </table:table-cell>
          <table:table-cell table:number-columns-repeated="2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923" calcext:value-type="float">
            <text:p>2923</text:p>
          </table:table-cell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533501" calcext:value-type="float">
            <text:p>1533501</text:p>
          </table:table-cell>
          <table:table-cell office:value-type="float" office:value="902" calcext:value-type="float">
            <text:p>902</text:p>
          </table:table-cell>
          <table:table-cell table:number-columns-repeated="2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531" calcext:value-type="float">
            <text:p>153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053" calcext:value-type="float">
            <text:p>3053</text:p>
          </table:table-cell>
          <table:table-cell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703" calcext:value-type="float">
            <text:p>1703</text:p>
          </table:table-cell>
          <table:table-cell office:value-type="float" office:value="9" calcext:value-type="float">
            <text:p>9</text:p>
          </table:table-cell>
          <table:table-cell table:number-columns-repeated="2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68756" calcext:value-type="float">
            <text:p>268756</text:p>
          </table:table-cell>
          <table:table-cell office:value-type="float" office:value="68" calcext:value-type="float">
            <text:p>68</text:p>
          </table:table-cell>
          <table:table-cell table:number-columns-repeated="2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404447" calcext:value-type="float">
            <text:p>1404447</text:p>
          </table:table-cell>
          <table:table-cell office:value-type="float" office:value="902" calcext:value-type="float">
            <text:p>902</text:p>
          </table:table-cell>
          <table:table-cell table:number-columns-repeated="2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418867" calcext:value-type="float">
            <text:p>1418867</text:p>
          </table:table-cell>
          <table:table-cell office:value-type="float" office:value="904" calcext:value-type="float">
            <text:p>904</text:p>
          </table:table-cell>
          <table:table-cell table:number-columns-repeated="2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271550" calcext:value-type="float">
            <text:p>1271550</text:p>
          </table:table-cell>
          <table:table-cell office:value-type="float" office:value="906" calcext:value-type="float">
            <text:p>906</text:p>
          </table:table-cell>
          <table:table-cell table:number-columns-repeated="2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258948" calcext:value-type="float">
            <text:p>1258948</text:p>
          </table:table-cell>
          <table:table-cell office:value-type="float" office:value="904" calcext:value-type="float">
            <text:p>904</text:p>
          </table:table-cell>
          <table:table-cell table:number-columns-repeated="2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2896" calcext:value-type="float">
            <text:p>2896</text:p>
          </table:table-cell>
          <table:table-cell office:value-type="float" office:value="148" calcext:value-type="float">
            <text:p>148</text:p>
          </table:table-cell>
          <table:table-cell table:number-columns-repeated="2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43565" calcext:value-type="float">
            <text:p>143565</text:p>
          </table:table-cell>
          <table:table-cell office:value-type="float" office:value="26" calcext:value-type="float">
            <text:p>26</text:p>
          </table:table-cell>
          <table:table-cell table:number-columns-repeated="2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87" calcext:value-type="float">
            <text:p>187</text:p>
          </table:table-cell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248307" calcext:value-type="float">
            <text:p>1248307</text:p>
          </table:table-cell>
          <table:table-cell office:value-type="float" office:value="904" calcext:value-type="float">
            <text:p>904</text:p>
          </table:table-cell>
          <table:table-cell table:number-columns-repeated="2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7001" calcext:value-type="float">
            <text:p>37001</text:p>
          </table:table-cell>
          <table:table-cell office:value-type="float" office:value="31" calcext:value-type="float">
            <text:p>31</text:p>
          </table:table-cell>
          <table:table-cell table:number-columns-repeated="2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37001" calcext:value-type="float">
            <text:p>37001</text:p>
          </table:table-cell>
          <table:table-cell office:value-type="float" office:value="9" calcext:value-type="float">
            <text:p>9</text:p>
          </table:table-cell>
          <table:table-cell table:number-columns-repeated="2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282902" calcext:value-type="float">
            <text:p>1282902</text:p>
          </table:table-cell>
          <table:table-cell office:value-type="float" office:value="904" calcext:value-type="float">
            <text:p>904</text:p>
          </table:table-cell>
          <table:table-cell table:number-columns-repeated="2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3361" calcext:value-type="float">
            <text:p>3361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72203" calcext:value-type="float">
            <text:p>72203</text:p>
          </table:table-cell>
          <table:table-cell office:value-type="float" office:value="43" calcext:value-type="float">
            <text:p>43</text:p>
          </table:table-cell>
          <table:table-cell table:number-columns-repeated="2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72004" calcext:value-type="float">
            <text:p>72004</text:p>
          </table:table-cell>
          <table:table-cell office:value-type="float" office:value="18" calcext:value-type="float">
            <text:p>18</text:p>
          </table:table-cell>
          <table:table-cell table:number-columns-repeated="2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136356" calcext:value-type="float">
            <text:p>1136356</text:p>
          </table:table-cell>
          <table:table-cell office:value-type="float" office:value="907" calcext:value-type="float">
            <text:p>907</text:p>
          </table:table-cell>
          <table:table-cell table:number-columns-repeated="2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32827" calcext:value-type="float">
            <text:p>132827</text:p>
          </table:table-cell>
          <table:table-cell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146779" calcext:value-type="float">
            <text:p>1146779</text:p>
          </table:table-cell>
          <table:table-cell office:value-type="float" office:value="910" calcext:value-type="float">
            <text:p>910</text:p>
          </table:table-cell>
          <table:table-cell table:number-columns-repeated="2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32827" calcext:value-type="float">
            <text:p>132827</text:p>
          </table:table-cell>
          <table:table-cell office:value-type="float" office:value="23" calcext:value-type="float">
            <text:p>23</text:p>
          </table:table-cell>
          <table:table-cell table:number-columns-repeated="2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072928" calcext:value-type="float">
            <text:p>1072928</text:p>
          </table:table-cell>
          <table:table-cell office:value-type="float" office:value="915" calcext:value-type="float">
            <text:p>915</text:p>
          </table:table-cell>
          <table:table-cell table:number-columns-repeated="2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078008" calcext:value-type="float">
            <text:p>1078008</text:p>
          </table:table-cell>
          <table:table-cell office:value-type="float" office:value="912" calcext:value-type="float">
            <text:p>912</text:p>
          </table:table-cell>
          <table:table-cell table:number-columns-repeated="2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798" calcext:value-type="float">
            <text:p>1798</text:p>
          </table:table-cell>
          <table:table-cell office:value-type="float" office:value="18" calcext:value-type="float">
            <text:p>18</text:p>
          </table:table-cell>
          <table:table-cell table:number-columns-repeated="2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09793" calcext:value-type="float">
            <text:p>109793</text:p>
          </table:table-cell>
          <table:table-cell office:value-type="float" office:value="47" calcext:value-type="float">
            <text:p>47</text:p>
          </table:table-cell>
          <table:table-cell table:number-columns-repeated="2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09793" calcext:value-type="float">
            <text:p>109793</text:p>
          </table:table-cell>
          <table:table-cell office:value-type="float" office:value="20" calcext:value-type="float">
            <text:p>20</text:p>
          </table:table-cell>
          <table:table-cell table:number-columns-repeated="2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421856" calcext:value-type="float">
            <text:p>1421856</text:p>
          </table:table-cell>
          <table:table-cell office:value-type="float" office:value="903" calcext:value-type="float">
            <text:p>903</text:p>
          </table:table-cell>
          <table:table-cell table:number-columns-repeated="2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32094" calcext:value-type="float">
            <text:p>32094</text:p>
          </table:table-cell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295165" calcext:value-type="float">
            <text:p>1295165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142015" calcext:value-type="float">
            <text:p>1142015</text:p>
          </table:table-cell>
          <table:table-cell office:value-type="float" office:value="384" calcext:value-type="float">
            <text:p>384</text:p>
          </table:table-cell>
          <table:table-cell table:number-columns-repeated="2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80432" calcext:value-type="float">
            <text:p>380432</text:p>
          </table:table-cell>
          <table:table-cell office:value-type="float" office:value="78" calcext:value-type="float">
            <text:p>78</text:p>
          </table:table-cell>
          <table:table-cell table:number-columns-repeated="2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table:number-columns-repeated="2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323119" calcext:value-type="float">
            <text:p>1323119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88078" calcext:value-type="float">
            <text:p>88078</text:p>
          </table:table-cell>
          <table:table-cell office:value-type="float" office:value="16" calcext:value-type="float">
            <text:p>16</text:p>
          </table:table-cell>
          <table:table-cell table:number-columns-repeated="2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415" calcext:value-type="float">
            <text:p>1415</text:p>
          </table:table-cell>
          <table:table-cell office:value-type="float" office:value="13" calcext:value-type="float">
            <text:p>13</text:p>
          </table:table-cell>
          <table:table-cell table:number-columns-repeated="2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415" calcext:value-type="float">
            <text:p>1415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129720" calcext:value-type="float">
            <text:p>1129720</text:p>
          </table:table-cell>
          <table:table-cell office:value-type="float" office:value="902" calcext:value-type="float">
            <text:p>902</text:p>
          </table:table-cell>
          <table:table-cell table:number-columns-repeated="2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32056" calcext:value-type="float">
            <text:p>32056</text:p>
          </table:table-cell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95900" calcext:value-type="float">
            <text:p>95900</text:p>
          </table:table-cell>
          <table:table-cell office:value-type="float" office:value="43" calcext:value-type="float">
            <text:p>43</text:p>
          </table:table-cell>
          <table:table-cell table:number-columns-repeated="2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51435" calcext:value-type="float">
            <text:p>51435</text:p>
          </table:table-cell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37776" calcext:value-type="float">
            <text:p>137776</text:p>
          </table:table-cell>
          <table:table-cell office:value-type="float" office:value="56" calcext:value-type="float">
            <text:p>56</text:p>
          </table:table-cell>
          <table:table-cell table:number-columns-repeated="2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65347" calcext:value-type="float">
            <text:p>65347</text:p>
          </table:table-cell>
          <table:table-cell office:value-type="float" office:value="31" calcext:value-type="float">
            <text:p>31</text:p>
          </table:table-cell>
          <table:table-cell table:number-columns-repeated="2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65347" calcext:value-type="float">
            <text:p>65347</text:p>
          </table:table-cell>
          <table:table-cell office:value-type="float" office:value="8" calcext:value-type="float">
            <text:p>8</text:p>
          </table:table-cell>
          <table:table-cell table:number-columns-repeated="2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686" calcext:value-type="float">
            <text:p>3686</text:p>
          </table:table-cell>
          <table:table-cell office:value-type="float" office:value="18" calcext:value-type="float">
            <text:p>18</text:p>
          </table:table-cell>
          <table:table-cell table:number-columns-repeated="2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426498" calcext:value-type="float">
            <text:p>1426498</text:p>
          </table:table-cell>
          <table:table-cell office:value-type="float" office:value="904" calcext:value-type="float">
            <text:p>904</text:p>
          </table:table-cell>
          <table:table-cell table:number-columns-repeated="2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410937" calcext:value-type="float">
            <text:p>1410937</text:p>
          </table:table-cell>
          <table:table-cell office:value-type="float" office:value="905" calcext:value-type="float">
            <text:p>905</text:p>
          </table:table-cell>
          <table:table-cell table:number-columns-repeated="2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25239" calcext:value-type="float">
            <text:p>125239</text:p>
          </table:table-cell>
          <table:table-cell office:value-type="float" office:value="17" calcext:value-type="float">
            <text:p>17</text:p>
          </table:table-cell>
          <table:table-cell table:number-columns-repeated="2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13067" calcext:value-type="float">
            <text:p>113067</text:p>
          </table:table-cell>
          <table:table-cell office:value-type="float" office:value="48" calcext:value-type="float">
            <text:p>48</text:p>
          </table:table-cell>
          <table:table-cell table:number-columns-repeated="2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242248" calcext:value-type="float">
            <text:p>1242248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34499" calcext:value-type="float">
            <text:p>134499</text:p>
          </table:table-cell>
          <table:table-cell office:value-type="float" office:value="19" calcext:value-type="float">
            <text:p>19</text:p>
          </table:table-cell>
          <table:table-cell table:number-columns-repeated="2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901" calcext:value-type="float">
            <text:p>901</text:p>
          </table:table-cell>
          <table:table-cell office:value-type="float" office:value="15" calcext:value-type="float">
            <text:p>15</text:p>
          </table:table-cell>
          <table:table-cell table:number-columns-repeated="2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580378" calcext:value-type="float">
            <text:p>580378</text:p>
          </table:table-cell>
          <table:table-cell office:value-type="float" office:value="120" calcext:value-type="float">
            <text:p>120</text:p>
          </table:table-cell>
          <table:table-cell table:number-columns-repeated="2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5799" calcext:value-type="float">
            <text:p>25799</text:p>
          </table:table-cell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06190" calcext:value-type="float">
            <text:p>106190</text:p>
          </table:table-cell>
          <table:table-cell office:value-type="float" office:value="42" calcext:value-type="float">
            <text:p>42</text:p>
          </table:table-cell>
          <table:table-cell table:number-columns-repeated="2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381776" calcext:value-type="float">
            <text:p>1381776</text:p>
          </table:table-cell>
          <table:table-cell office:value-type="float" office:value="903" calcext:value-type="float">
            <text:p>903</text:p>
          </table:table-cell>
          <table:table-cell table:number-columns-repeated="2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372051" calcext:value-type="float">
            <text:p>1372051</text:p>
          </table:table-cell>
          <table:table-cell office:value-type="float" office:value="902" calcext:value-type="float">
            <text:p>902</text:p>
          </table:table-cell>
          <table:table-cell table:number-columns-repeated="2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384196" calcext:value-type="float">
            <text:p>1384196</text:p>
          </table:table-cell>
          <table:table-cell office:value-type="float" office:value="909" calcext:value-type="float">
            <text:p>909</text:p>
          </table:table-cell>
          <table:table-cell table:number-columns-repeated="2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417581" calcext:value-type="float">
            <text:p>1417581</text:p>
          </table:table-cell>
          <table:table-cell office:value-type="float" office:value="910" calcext:value-type="float">
            <text:p>910</text:p>
          </table:table-cell>
          <table:table-cell table:number-columns-repeated="2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416263" calcext:value-type="float">
            <text:p>1416263</text:p>
          </table:table-cell>
          <table:table-cell office:value-type="float" office:value="908" calcext:value-type="float">
            <text:p>908</text:p>
          </table:table-cell>
          <table:table-cell table:number-columns-repeated="2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301356" calcext:value-type="float">
            <text:p>1301356</text:p>
          </table:table-cell>
          <table:table-cell office:value-type="float" office:value="907" calcext:value-type="float">
            <text:p>907</text:p>
          </table:table-cell>
          <table:table-cell table:number-columns-repeated="2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309814" calcext:value-type="float">
            <text:p>1309814</text:p>
          </table:table-cell>
          <table:table-cell office:value-type="float" office:value="903" calcext:value-type="float">
            <text:p>903</text:p>
          </table:table-cell>
          <table:table-cell table:number-columns-repeated="2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297743" calcext:value-type="float">
            <text:p>1297743</text:p>
          </table:table-cell>
          <table:table-cell office:value-type="float" office:value="907" calcext:value-type="float">
            <text:p>907</text:p>
          </table:table-cell>
          <table:table-cell table:number-columns-repeated="2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26451" calcext:value-type="float">
            <text:p>126451</text:p>
          </table:table-cell>
          <table:table-cell office:value-type="float" office:value="17" calcext:value-type="float">
            <text:p>17</text:p>
          </table:table-cell>
          <table:table-cell table:number-columns-repeated="2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333872" calcext:value-type="float">
            <text:p>1333872</text:p>
          </table:table-cell>
          <table:table-cell office:value-type="float" office:value="908" calcext:value-type="float">
            <text:p>908</text:p>
          </table:table-cell>
          <table:table-cell table:number-columns-repeated="2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335058" calcext:value-type="float">
            <text:p>1335058</text:p>
          </table:table-cell>
          <table:table-cell office:value-type="float" office:value="903" calcext:value-type="float">
            <text:p>903</text:p>
          </table:table-cell>
          <table:table-cell table:number-columns-repeated="2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573" calcext:value-type="float">
            <text:p>2573</text:p>
          </table:table-cell>
          <table:table-cell office:value-type="float" office:value="21" calcext:value-type="float">
            <text:p>21</text:p>
          </table:table-cell>
          <table:table-cell table:number-columns-repeated="2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903" calcext:value-type="float">
            <text:p>903</text:p>
          </table:table-cell>
          <table:table-cell table:number-columns-repeated="2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98059" calcext:value-type="float">
            <text:p>98059</text:p>
          </table:table-cell>
          <table:table-cell office:value-type="float" office:value="12" calcext:value-type="float">
            <text:p>12</text:p>
          </table:table-cell>
          <table:table-cell table:number-columns-repeated="2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511" calcext:value-type="float">
            <text:p>511</text:p>
          </table:table-cell>
          <table:table-cell office:value-type="float" office:value="18" calcext:value-type="float">
            <text:p>18</text:p>
          </table:table-cell>
          <table:table-cell table:number-columns-repeated="2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2767" calcext:value-type="float">
            <text:p>2767</text:p>
          </table:table-cell>
          <table:table-cell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906" calcext:value-type="float">
            <text:p>2906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339095" calcext:value-type="float">
            <text:p>1339095</text:p>
          </table:table-cell>
          <table:table-cell office:value-type="float" office:value="901" calcext:value-type="float">
            <text:p>901</text:p>
          </table:table-cell>
          <table:table-cell table:number-columns-repeated="2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16755" calcext:value-type="float">
            <text:p>16755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311684" calcext:value-type="float">
            <text:p>1311684</text:p>
          </table:table-cell>
          <table:table-cell office:value-type="float" office:value="903" calcext:value-type="float">
            <text:p>903</text:p>
          </table:table-cell>
          <table:table-cell table:number-columns-repeated="2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56301" calcext:value-type="float">
            <text:p>56301</text:p>
          </table:table-cell>
          <table:table-cell office:value-type="float" office:value="8" calcext:value-type="float">
            <text:p>8</text:p>
          </table:table-cell>
          <table:table-cell table:number-columns-repeated="2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264415" calcext:value-type="float">
            <text:p>1264415</text:p>
          </table:table-cell>
          <table:table-cell office:value-type="float" office:value="902" calcext:value-type="float">
            <text:p>902</text:p>
          </table:table-cell>
          <table:table-cell table:number-columns-repeated="2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22480" calcext:value-type="float">
            <text:p>22480</text:p>
          </table:table-cell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SUCCESS</text:p>
          </table:table-cell>
          <table:table-cell office:value-type="float" office:value="156" calcext:value-type="float">
            <text:p>156</text:p>
          </table:table-cell>
          <table:table-cell office:value-type="float" office:value="21" calcext:value-type="float">
            <text:p>21</text:p>
          </table:table-cell>
          <table:table-cell table:number-columns-repeated="2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53642" calcext:value-type="float">
            <text:p>53642</text:p>
          </table:table-cell>
          <table:table-cell office:value-type="float" office:value="9" calcext:value-type="float">
            <text:p>9</text:p>
          </table:table-cell>
          <table:table-cell table:number-columns-repeated="2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297554" calcext:value-type="float">
            <text:p>1297554</text:p>
          </table:table-cell>
          <table:table-cell office:value-type="float" office:value="905" calcext:value-type="float">
            <text:p>905</text:p>
          </table:table-cell>
          <table:table-cell table:number-columns-repeated="2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SUCCESS</text:p>
          </table:table-cell>
          <table:table-cell office:value-type="float" office:value="50942" calcext:value-type="float">
            <text:p>50942</text:p>
          </table:table-cell>
          <table:table-cell office:value-type="float" office:value="8" calcext:value-type="float">
            <text:p>8</text:p>
          </table:table-cell>
          <table:table-cell table:number-columns-repeated="2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IMEOUT</text:p>
          </table:table-cell>
          <table:table-cell office:value-type="float" office:value="1333607" calcext:value-type="float">
            <text:p>1333607</text:p>
          </table:table-cell>
          <table:table-cell office:value-type="float" office:value="902" calcext:value-type="float">
            <text:p>902</text:p>
          </table:table-cell>
          <table:table-cell table:number-columns-repeated="2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TIMEOUT</text:p>
          </table:table-cell>
          <table:table-cell office:value-type="float" office:value="1401181" calcext:value-type="float">
            <text:p>1401181</text:p>
          </table:table-cell>
          <table:table-cell office:value-type="float" office:value="904" calcext:value-type="float">
            <text:p>904</text:p>
          </table:table-cell>
          <table:table-cell table:number-columns-repeated="2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Greedy</text:p>
          </table:table-cell>
          <table:table-cell table:number-columns-repeated="27"/>
        </table:table-row>
      </table:table>
      <table:table table:name="Operators" table:style-name="ta1">
        <table:table-column table:style-name="co19" table:default-cell-style-name="ce10"/>
        <table:table-column table:style-name="co20" table:default-cell-style-name="Default"/>
        <table:table-row table:style-name="ro1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Operators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orInsertionDele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Spelling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Spelling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Spelling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LineBreak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WrongHyphenationOperation</text:p>
          </table:table-cell>
        </table:table-row>
        <table:table-row table:style-name="ro1">
          <table:table-cell office:value-type="string" calcext:value-type="string">
            <text:p>A star</text:p>
          </table:table-cell>
          <table:table-cell office:value-type="string" calcext:value-type="string">
            <text:p>SynonymOperation</text:p>
          </table:table-cell>
        </table:table-row>
        <table:table-row table:style-name="ro1">
          <table:table-cell table:style-name="Default" office:value-type="string" calcext:value-type="string">
            <text:p>Greedy</text:p>
          </table:table-cell>
          <table:table-cell/>
        </table:table-row>
      </table:table>
      <table:named-expressions/>
      <table:database-ranges>
        <table:database-range table:name="__Anonymous_Sheet_DB__1" table:target-range-address="'General Raw Data'.A4:'General Raw Data'.F404" table:display-filter-buttons="true" table:orientation="column"/>
        <table:database-range table:name="__Anonymous_Sheet_DB__2" table:target-range-address="Operators.A1:Operators.A4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30">00.00.0000</text:date>, <text:time style:data-style-name="N2" text:time-value="01:04:25.80121692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6T14:55:25.687443061</meta:creation-date>
    <dc:date>2015-01-30T01:27:48.510021331</dc:date>
    <meta:editing-duration>PT2H3M59S</meta:editing-duration>
    <meta:editing-cycles>17</meta:editing-cycles>
    <meta:generator>LibreOffice/4.2.8.2$Linux_X86_64 LibreOffice_project/420$Build-2</meta:generator>
    <dc:creator>Fernando Bombardelli</dc:creator>
    <meta:document-statistic meta:table-count="3" meta:cell-count="2108" meta:object-count="0"/>
  </office:meta>
</office:document-meta>
</file>